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eb5b"/>
    </style:style>
    <style:style style:name="P2" style:family="paragraph" style:parent-style-name="Text_20_body">
      <style:paragraph-properties fo:line-height="150%" fo:text-align="justify" style:justify-single-word="false"/>
      <style:text-properties officeooo:paragraph-rsid="000feb5b"/>
    </style:style>
    <style:style style:name="P3" style:family="paragraph" style:parent-style-name="Text_20_body">
      <style:paragraph-properties fo:line-height="150%" fo:text-align="justify" style:justify-single-word="false"/>
      <style:text-properties officeooo:rsid="00110beb" officeooo:paragraph-rsid="00110beb"/>
    </style:style>
    <style:style style:name="P4" style:family="paragraph" style:parent-style-name="Text_20_body" style:list-style-name="L2">
      <style:paragraph-properties fo:line-height="150%" fo:text-align="justify" style:justify-single-word="false"/>
      <style:text-properties fo:font-size="12pt" officeooo:rsid="00110beb" officeooo:paragraph-rsid="00110beb"/>
    </style:style>
    <style:style style:name="P5" style:family="paragraph" style:parent-style-name="Text_20_body" style:list-style-name="L2">
      <style:paragraph-properties fo:line-height="150%"/>
      <style:text-properties fo:font-size="12pt"/>
    </style:style>
    <style:style style:name="P6" style:family="paragraph" style:parent-style-name="Text_20_body">
      <style:paragraph-properties fo:line-height="150%" fo:text-align="justify" style:justify-single-word="false"/>
      <style:text-properties officeooo:rsid="0011447a" officeooo:paragraph-rsid="0011447a"/>
    </style:style>
    <style:style style:name="P7" style:family="paragraph" style:parent-style-name="Text_20_body">
      <style:paragraph-properties fo:line-height="150%" fo:text-align="justify" style:justify-single-word="false"/>
      <style:text-properties officeooo:rsid="0013a0bd" officeooo:paragraph-rsid="0013a0bd"/>
    </style:style>
    <style:style style:name="P8" style:family="paragraph" style:parent-style-name="Text_20_body">
      <style:paragraph-properties fo:line-height="150%" fo:text-align="justify" style:justify-single-word="false"/>
      <style:text-properties officeooo:rsid="001676e2" officeooo:paragraph-rsid="001676e2"/>
    </style:style>
    <style:style style:name="P9" style:family="paragraph" style:parent-style-name="Text_20_body">
      <style:paragraph-properties fo:line-height="150%" fo:text-align="justify" style:justify-single-word="false"/>
      <style:text-properties officeooo:rsid="0017ba53" officeooo:paragraph-rsid="0017ba53"/>
    </style:style>
    <style:style style:name="P10" style:family="paragraph" style:parent-style-name="Text_20_body">
      <style:paragraph-properties fo:line-height="150%" fo:text-align="justify" style:justify-single-word="false"/>
      <style:text-properties officeooo:rsid="001a0d39" officeooo:paragraph-rsid="001a0d39"/>
    </style:style>
    <style:style style:name="P11" style:family="paragraph" style:parent-style-name="Text_20_body">
      <style:paragraph-properties fo:line-height="150%" fo:text-align="justify" style:justify-single-word="false"/>
      <style:text-properties officeooo:rsid="001a2bd8" officeooo:paragraph-rsid="001a2bd8"/>
    </style:style>
    <style:style style:name="P12" style:family="paragraph" style:parent-style-name="Heading_20_1">
      <style:text-properties officeooo:rsid="000feb5b" officeooo:paragraph-rsid="000feb5b"/>
    </style:style>
    <style:style style:name="P13" style:family="paragraph" style:parent-style-name="Heading_20_2">
      <style:text-properties officeooo:rsid="0011447a" officeooo:paragraph-rsid="0011447a"/>
    </style:style>
    <style:style style:name="P14" style:family="paragraph" style:parent-style-name="Heading_20_2">
      <style:text-properties officeooo:rsid="0013a0bd" officeooo:paragraph-rsid="0013a0bd"/>
    </style:style>
    <style:style style:name="P15" style:family="paragraph" style:parent-style-name="Heading_20_2">
      <style:text-properties officeooo:rsid="001676e2" officeooo:paragraph-rsid="001676e2"/>
    </style:style>
    <style:style style:name="P16" style:family="paragraph" style:parent-style-name="Heading_20_2">
      <style:text-properties officeooo:rsid="0017ba53" officeooo:paragraph-rsid="0017ba53"/>
    </style:style>
    <style:style style:name="P17" style:family="paragraph" style:parent-style-name="Heading_20_2">
      <style:text-properties officeooo:rsid="001a0d39" officeooo:paragraph-rsid="001a0d39"/>
    </style:style>
    <style:style style:name="P18" style:family="paragraph" style:parent-style-name="Heading_20_2">
      <style:text-properties officeooo:rsid="001a2bd8" officeooo:paragraph-rsid="001a2bd8"/>
    </style:style>
    <style:style style:name="T1" style:family="text">
      <style:text-properties officeooo:rsid="000feb5b"/>
    </style:style>
    <style:style style:name="T2" style:family="text">
      <style:text-properties officeooo:rsid="0013a0bd"/>
    </style:style>
    <style:style style:name="T3" style:family="text">
      <style:text-properties officeooo:rsid="00158c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am Up – ideja</text:h>
      <text:p text:style-name="P1"/>
      <text:p text:style-name="P2"><text:tab/><text:span text:style-name="T1">Team Up aplikacija zamišljena je da potpomogne stvarnom grupiranju korisnika putem mobilne aplikacije. Primjerice, prilikom turističkog putovanja, ljudi se grupiraju te postoji mogućnost odvajanja pojedinaca iz grupe, a kasnije i mogućnosti da se pojedinac toliko odvoji da se ne zna više vratiti. Mobilna aplikacija Team Up omogućila bi grupiranje na razini mobilne aplikacije tako da jedan član grupe vrši kreiranje te grupe, a ostali članovi mu se pridružuju te međusobno djele lokaciju. Snaga ove mobilne aplikacije leži u alarmiranju ostalih korisnika u trenutku udaljavanja jednog od člana grupe za udaljenost koju definira kreator grupe. U slučaju da do takve situacije i dođe, izgubljenom članu omogućen je pogled lokacije svih ostalih članova koji su u grupi, a ostalim korisnicima omogućen je pogled lokacije izgubljenog člana na karti. Na taj način, aplikacija osigurava siguran povratak izgubljenog pojedinca natrag do grupe. Uzmimo u obzir da je ova aplikacija širokog spektra te omogućuje da se primjenjuje na svim sličnim situacijama, a ne samo prilikom turističkog putovanja.</text:span></text:p>
      <text:p text:style-name="P3">Prema opisu aplikacije mogu se uočiti njene osnovne funkcionalnosti:</text:p>
      <text:list xml:id="list6695458231929845582" text:style-name="L2">
        <text:list-item>
          <text:p text:style-name="P4">Prijava u sustav </text:p>
        </text:list-item>
        <text:list-item>
          <text:p text:style-name="P5">Registracija</text:p>
        </text:list-item>
        <text:list-item>
          <text:p text:style-name="P5"><text:span text:style-name="T3">Izmjena</text:span> profila </text:p>
        </text:list-item>
        <text:list-item>
          <text:p text:style-name="P5">Kreiranje grupa </text:p>
        </text:list-item>
        <text:list-item>
          <text:p text:style-name="P5">Dodavanje ljudi u grupe/prijava u grupu </text:p>
        </text:list-item>
        <text:list-item>
          <text:p text:style-name="P5">Pregled lokacija ljudi iz grupe</text:p>
        </text:list-item>
        <text:list-item>
          <text:p text:style-name="P5">Obavijest vođi grupe ukoliko se pojedinac odvoji od dozvoljenog radijusa grupe </text:p>
        </text:list-item>
        <text:list-item>
          <text:p text:style-name="P5">Panic button – pojedinac šalje informaciju da se izgubio </text:p>
        </text:list-item>
        <text:list-item>
          <text:p text:style-name="P5">Poništavanje grupe </text:p>
        </text:list-item>
        <text:list-item>
          <text:p text:style-name="P5">Brojač ljudi </text:p>
        </text:list-item>
      </text:list>
      <text:h text:style-name="P13" text:outline-level="2">Prijava u sustav</text:h>
      <text:p text:style-name="P6">Svaki korisnik dužan je prijaviti se u aplikaciju sa registriranim korisničkim imenom i lozinkom kako bi ga se moglo <text:span text:style-name="T2">jedinstveno prepoznati prilikom grupiranja, ali i locirati ukoliko nešto pođe po </text:span><text:soft-page-break/><text:span text:style-name="T2">zlu. Kada se korisnik prijavi u sustav, svi njegovi podaci zajedno sa podacima pridruženih grupa, preuzeti će se i prikazati u aplikaciji. Konkretno, korisnik unosi korisničko ime i lozinku, a servis odgovara podacima osobe registriranom pod tim korisničkim imenom (ime i prezime) te listom grupa u kojima je navedena osoba (podaci grupe su naziv i opis).</text:span></text:p>
      <text:h text:style-name="P14" text:outline-level="2">Registracija</text:h>
      <text:p text:style-name="P7">Kako bi korisnik mogao koristiti aplikaciju, potrebno se registrirati u sustavu. Registracija će biti omogućena direktno putem mobilne aplikacije gdje će se uzeti samo najbitniji podaci za korištenje aplikacije. <text:span text:style-name="T3">Prilikom registracije, korisnik unosi ime, prezime te željeno korisničko ime i lozinku. Navedeni podaci šalju se na web servis gdje web servis vraća status registracije navedenog korisnika (uspješan ili neuspješan).</text:span></text:p>
      <text:h text:style-name="P15" text:outline-level="2">Izmjena profila</text:h>
      <text:p text:style-name="P8">Svakom korisniku dodana je mogućnost izmjene vlastitog profila po njegovoj želji. Izmjena profila obuhvaća izmjenu podataka za navedenog korisnika što obuhvaća korisničko ime, lozinku te njegovo ime i prezime. Izmjenu profila moguće je vršiti u bilo kojem trenutku, no potrebno je paziti postoji li već isto korisničko ime u bazi prilikom izmjene (korisničko ime mora biti jedinstveno).</text:p>
      <text:h text:style-name="P15" text:outline-level="2">Kreiranje grupa</text:h>
      <text:p text:style-name="P8">Osnovna funkcionalnost ove aplikacije jest kreiranje grupa. Bilo koji korisnik može kreirati grupu putem forme u koju unosi ime grupe i opis te grupe. Ti podaci šalju se na web servis koji kreira novu grupu te za zadanu grupu kreira jedinstveni kod za tu grupu putem koje se ostali korisnici mogu pridružiti. Nakon slanja podataka o grupi na web servis. Web servis odgovara statusom kreirane grupe te u slučaju uspješno kreirane grupe vraća podatke koji su generirani prilikom kreiranja (primjerice jedinstveni kod).</text:p>
      <text:h text:style-name="P16" text:outline-level="2">Dodavanje/prijava u grupu</text:h>
      <text:p text:style-name="P9">Korisnici mogu ući u grupu putem jedinstvenog koda koji je generiran za svaku novu grupu. Korisnik ima dva načina kako bi se pridružio grupi: utipkavanjem koda u predviđeni tekstualni okvir ili prijenosom putem NFC čipa na pozadini uređaja (NFC beam). Implementacija unosa koda jednaka je za oba načina, razlikuje se samo način unosa. Unošenjem koda šalje se poziv na web servis koji prima zahtjev za pridruživanje, obrađuje ga te vraća informacije o grupi u koju se korisnik prijavio.</text:p>
      <text:h text:style-name="P16" text:outline-level="2"><text:soft-page-break/>Pregled lokacija ljudi iz grupe</text:h>
      <text:p text:style-name="P9">Radi se o jednostavnoj funkcionalnosti gdje će korisnici putem mape moći pratiti lokaciju drugih korisnika unutar grupe. Prilikom slanja zahtjeva za pregled lokacija, web servis vraća pozicije ostalih korisnika koji se pritom prikazuju na karti.</text:p>
      <text:h text:style-name="P16" text:outline-level="2">Obavijesti vođi grupe</text:h>
      <text:p text:style-name="P9">Ukoliko dođe do udaljavanja pojedinca van dozvoljenog radijusa grupe, kreator grupe dobiti će obavijest da je došlo do udaljavanja pojedinca, zajedno s njegovim informacijama i lokacijom. Ovo se može shvatiti kao svojevrsni alarm kreatoru da postoji velika mogućnost gubitka pojedinca iz grupe. Implementacijski, svaki korisnik odašiljati će informaciju o svojoj lokaciji koja će se uspoređivati sa dozvoljenim radijusom definiranim od strane kreatora. Ukoliko prilikom dobivanja informacija o lokaciji web servis ustanovi da je netko izašao iz radijusa, slati će obavijest korisniku koji je definiran kao kreator te grupe.</text:p>
      <text:h text:style-name="P17" text:outline-level="2">Panic button</text:h>
      <text:p text:style-name="P10">Također je potrebno uzeti u obzir da postoje i drugi faktori gubitka pojedinca iz grupe osim udaljenosti. Primjerice, u velikim gužvama, udaljenost ne mora biti glavni faktor za gubitak pojedinca već je dovoljno izgubiti pogled na grupu ili doticaj s grupom. Budući da se takve situacije mogu dešavati u stvarnosti, dodana je funkcionalnost gumba panike koji će na pritisak odmah alarmirati kreatora grupe da sa jednim od pojedinaca nešto nije u redu te je potrebno poduzeti određene mjere. Implementacijski, gumb će slati zahtjev na web servis, a web servis će kontaktirati kreatora i poslati mu obavijest sa podacima te osobe.</text:p>
      <text:h text:style-name="P18" text:outline-level="2">Poništavanje grupe</text:h>
      <text:p text:style-name="P11">Prije nego se grupa raziđe, preporuča se njeno poništavanje kako bi kreator prestao dobivati obavijesti. Kreator će prije napuštanja grupe poslati zahtjev poništenja na web servis koji će grupu raspustiti i poslati obavijest o uspjehu raspuštanja gru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5:29:38.032940577</meta:creation-date>
    <dc:date>2015-11-05T16:30:59.268558384</dc:date>
    <meta:editing-duration>PT48M58S</meta:editing-duration>
    <meta:editing-cycles>11</meta:editing-cycles>
    <meta:generator>LibreOffice/4.2.8.2$Linux_X86_64 LibreOffice_project/420m0$Build-2</meta:generator>
    <meta:document-statistic meta:table-count="0" meta:image-count="0" meta:object-count="0" meta:page-count="3" meta:paragraph-count="31" meta:word-count="881" meta:character-count="5794" meta:non-whitespace-character-count="4953"/>
  </office:meta>
</office:document-meta>
</file>